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10000027F000001AA35DCC0E10401DD48.png" manifest:media-type="image/pn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6" style:family="paragraph" style:parent-style-name="Standard">
      <style:text-properties officeooo:paragraph-rsid="0015ef8f"/>
    </style:style>
    <style:style style:name="P17" style:family="paragraph">
      <style:paragraph-properties fo:margin-left="0cm" fo:margin-right="0.3cm" fo:text-indent="0cm"/>
    </style:style>
    <style:style style:name="P18" style:family="paragraph">
      <loext:graphic-properties draw:fill="none" draw:fill-color="#ffffff"/>
      <style:paragraph-properties fo:margin-left="0cm" fo:margin-right="0.3cm" fo:text-indent="0cm"/>
      <style:text-properties style:font-name="Roboto" fo:font-size="14pt" style:font-size-complex="14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style:font-name="Roboto" fo:font-size="24pt" style:font-size-complex="24pt"/>
    </style:style>
    <style:style style:name="P21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ad762"/>
    </style:style>
    <style:style style:name="T3" style:family="text">
      <style:text-properties style:font-name="Roboto" fo:font-size="14pt" style:font-size-complex="14pt"/>
    </style:style>
    <style:style style:name="T4" style:family="text">
      <style:text-properties style:font-name="Roboto" fo:font-size="20pt" fo:font-weight="bold" style:font-size-complex="20pt" style:font-weight-complex="bold"/>
    </style:style>
    <style:style style:name="T5" style:family="text">
      <style:text-properties style:font-name="Roboto" fo:font-size="24pt" style:font-size-complex="24pt"/>
    </style:style>
    <style:style style:name="T6" style:family="text">
      <style:text-properties style:font-name="Roboto" fo:font-size="24pt" fo:font-weight="bold" style:font-weight-asian="bold" style:font-size-complex="24pt" style:font-weight-complex="bold"/>
    </style:style>
    <style:style style:name="T7" style:family="text">
      <style:text-properties style:font-name="Roboto" fo:font-size="24pt" fo:font-weight="bold" style:font-size-complex="24pt" style:font-weight-complex="bold"/>
    </style:style>
    <style:style style:name="T8" style:family="text">
      <style:text-properties style:font-name="Roboto" fo:font-size="20pt" style:font-size-complex="20pt"/>
    </style:style>
    <style:style style:name="T9" style:family="text">
      <style:text-properties style:font-name="Roboto"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7" draw:name="Text Frame 2" draw:style-name="gr2" draw:text-style-name="P20" svg:width="11.168cm" svg:height="4.802cm" svg:x="7.151cm" svg:y="-0.923cm"><draw:text-box><text:p text:style-name="P19"><text:span text:style-name="T5">Focado em melhorar a saúde? </text:span></text:p><text:p text:style-name="P19"><text:span text:style-name="T6">[TOTAL_COUNT] </text:span><text:span text:style-name="T7">ACADEMIAS</text:span></text:p><text:p text:style-name="P19"><text:span text:style-name="T8">NA REGIÃO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8" draw:name="Text Frame 3" draw:style-name="gr1" draw:text-style-name="P18" svg:width="18.989cm" svg:height="1.629cm" svg:x="-0.947cm" svg:y="0.409cm"><draw:text-box><text:p text:style-name="P17"><text:span text:style-name="T3">A academia mais próxima é</text:span></text:p><text:p><text:span text:style-name="T4">[CLOSEST_NAME]</text:span></text:p></draw:text-box></draw:frame></text:p>
      <text:p text:style-name="P3"/>
      <text:p text:style-name="P3"/>
      <text:p text:style-name="P3"/>
      <text:p text:style-name="P3"><draw:frame draw:style-name="fr1" draw:name="Caixa de Texto 237" text:anchor-type="paragraph" svg:x="-1.201cm" svg:y="0.055cm" svg:width="5.941cm" style:rel-width="scale" svg:height="0.87cm" style:rel-height="scale" draw:z-index="3"><draw:text-box><text:p text:style-name="P6"><draw:frame draw:style-name="fr2" draw:name="Image2 Copy 1 Copy 1 Copy 1 Copy 1" text:anchor-type="char" svg:x="0cm" svg:y="0cm" svg:width="0.603cm" svg:height="0.603cm" draw:z-index="4"><draw:image xlink:href="Pictures/1000000100000020000000206AC7D82224D62949.png" xlink:type="simple" xlink:show="embed" xlink:actuate="onLoad" draw:mime-type="image/png"/></draw:frame><text:s/><text:span text:style-name="T2">[CLOSEST_BY_FOOT]</text:span></text:p></draw:text-box></draw:frame><draw:frame text:anchor-type="paragraph" draw:z-index="5" draw:name="Text Frame 1" draw:style-name="gr3" draw:text-style-name="P21" svg:width="3.327cm" svg:height="0.606cm" svg:x="1.909cm" svg:y="0.183cm"><draw:text-box><text:p><text:span text:style-name="T9">[CLOSEST_BY_CAR]</text:span></text:p></draw:text-box></draw:frame><draw:frame draw:style-name="fr3" draw:name="Image3 Copy 1 Copy 1 Copy 1 Copy 1 Copy 1" text:anchor-type="char" svg:x="1.185cm" svg:y="0.155cm" svg:width="0.63cm" svg:height="0.63cm" draw:z-index="6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9">Nome</text:p>
          </table:table-cell>
          <table:table-cell table:style-name="TABLE.A1" office:value-type="string">
            <text:p text:style-name="P13"><text:s/><text:span text:style-name="T1">Tempo</text:span></text:p>
          </table:table-cell>
          <table:table-cell table:style-name="TABLE.A1" office:value-type="string">
            <text:p text:style-name="P14"><text:s/><text:span text:style-name="T1">Tempo</text:span></text:p>
          </table:table-cell>
          <table:table-cell table:style-name="TABLE.A1" office:value-type="string">
            <text:p text:style-name="P10">Qtd. Aval.</text:p>
          </table:table-cell>
          <table:table-cell table:style-name="TABLE.A1" office:value-type="string">
            <text:p text:style-name="P10">Nota</text:p>
          </table:table-cell>
        </table:table-row>
        <table:table-row table:style-name="TABLE.1">
          <table:table-cell table:style-name="TABLE.A1" office:value-type="string">
            <text:p text:style-name="P7">[NAME]</text:p>
          </table:table-cell>
          <table:table-cell table:style-name="TABLE.A1" office:value-type="string">
            <text:p text:style-name="P12"><draw:frame draw:style-name="fr2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2">[BY_FOOT]</text:span></text:p>
          </table:table-cell>
          <table:table-cell table:style-name="TABLE.A1" office:value-type="string">
            <text:p text:style-name="P8"><draw:frame draw:style-name="fr2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2">[BY_CAR]</text:span></text:p>
          </table:table-cell>
          <table:table-cell table:style-name="TABLE.A1" office:value-type="string">
            <text:p text:style-name="P15">[TOTAL_RATING]</text:p>
          </table:table-cell>
          <table:table-cell table:style-name="TABLE.A1" office:value-type="string">
            <text:p text:style-name="P11">[RATING]</text:p>
          </table:table-cell>
        </table:table-row>
      </table:table>
      <text:p text:style-name="P2"/>
      <text:p text:style-name="P16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paragraph" svg:x="-0.739cm" svg:y="-0.713cm" svg:width="8.102cm" svg:height="5.648cm" draw:z-index="0"><draw:image xlink:href="Pictures/100000010000027F000001AA35DCC0E10401DD48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7T14:53:24.087623348</dc:date>
    <meta:editing-duration>PT1H58M22S</meta:editing-duration>
    <meta:editing-cycles>48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1" meta:word-count="12" meta:character-count="95" meta:non-whitespace-character-count="89"/>
  </office:meta>
</office:document-meta>
</file>